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233/settings.xml"/>
  <manifest:file-entry manifest:media-type="text/xml" manifest:full-path="Object 233/content.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settings.xml"/>
  <manifest:file-entry manifest:media-type="text/xml" manifest:full-path="Object 214/content.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2/settings.xml"/>
  <manifest:file-entry manifest:media-type="text/xml" manifest:full-path="Object 192/content.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94/settings.xml"/>
  <manifest:file-entry manifest:media-type="text/xml" manifest:full-path="Object 194/content.xml"/>
  <manifest:file-entry manifest:media-type="application/vnd.oasis.opendocument.formula" manifest:version="1.2" manifest:full-path="Object 194/"/>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settings.xml"/>
  <manifest:file-entry manifest:media-type="text/xml" manifest:full-path="Object 245/content.xml"/>
  <manifest:file-entry manifest:media-type="application/vnd.oasis.opendocument.formula" manifest:version="1.2" manifest:full-path="Object 245/"/>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settings.xml"/>
  <manifest:file-entry manifest:media-type="text/xml" manifest:full-path="Object 246/content.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application/rdf+xml" manifest:full-path="manifest.rdf"/>
  <manifest:file-entry manifest:media-type="text/xml" manifest:full-path="Object 228/settings.xml"/>
  <manifest:file-entry manifest:media-type="text/xml" manifest:full-path="Object 228/content.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39/settings.xml"/>
  <manifest:file-entry manifest:media-type="text/xml" manifest:full-path="Object 239/content.xml"/>
  <manifest:file-entry manifest:media-type="application/vnd.oasis.opendocument.formula" manifest:version="1.2" manifest:full-path="Object 239/"/>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settings.xml"/>
  <manifest:file-entry manifest:media-type="text/xml" manifest:full-path="Object 229/content.xml"/>
  <manifest:file-entry manifest:media-type="application/vnd.oasis.opendocument.formula" manifest:version="1.2" manifest:full-path="Object 229/"/>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2035141462"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1953791054"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2000248630"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3"><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4"><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5"><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6"><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32"><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421375234"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293002323"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308342473"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646482139"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290542079"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676586538"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33"><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34"><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35"><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36"><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37"><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38"><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39"><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40"><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41"><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42"><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43"><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44"><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45"><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46"><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47"><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48"><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49"><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50"><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51"><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52"><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55187882" text:style-name="L10">
          <text:list-item>
            <text:p text:style-name="P40"><draw:frame draw:style-name="fr4" draw:name="Object27" text:anchor-type="as-char" svg:width="0.1972in" svg:height="0.3929in" draw:z-index="53"><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54"><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55"><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56"><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57"><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58"><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175331694" text:style-name="L11">
          <text:list-item>
            <text:p text:style-name="P41"><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495776687" text:style-name="L12">
          <text:list-item>
            <text:p text:style-name="P42"><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915351224"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2159685644"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868652696"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236066570"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109706367"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502795222" text:style-name="L18">
          <text:list-item>
            <text:p text:style-name="P43"><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1506552135"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09"><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10"><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898009239"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77517020"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903030821"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112860583"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828551212"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709970718"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861832923"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391817249"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113837688"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620830932"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669936839"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415427511"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434575636"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479003328"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446758826"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257855199"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1498634105"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870893143"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710275731"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7"><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536712253" text:style-name="L37">
          <text:list-item>
            <text:p text:style-name="P79">1<draw:frame draw:style-name="fr1" draw:name="graphics1" text:anchor-type="as-char" svg:y="-0.1201in" svg:width="0.1402in" svg:height="0.1701in" draw:z-index="8"><draw:image xlink:href="Pictures/10000201000000300000003E21E346E1.png" xlink:type="simple" xlink:show="embed" xlink:actuate="onLoad"/></draw:frame> = 8<draw:frame draw:style-name="fr2" draw:name="graphics150" text:anchor-type="as-char" svg:width="0.0598in" svg:height="0.1in" draw:z-index="9"><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10"><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11"><draw:image xlink:href="Pictures/10000201000000300000003E21E346E1.png" xlink:type="simple" xlink:show="embed" xlink:actuate="onLoad"/></draw:frame> = 8 <text:span text:style-name="T16">f</text:span><draw:frame draw:style-name="fr2" draw:name="graphics4" text:anchor-type="as-char" svg:width="0.0598in" svg:height="0.1in" draw:z-index="12"><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13"><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14"><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15"><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340406115" text:style-name="L38">
          <text:list-item>
            <text:p text:style-name="P80"><draw:frame draw:style-name="fr2" draw:name="graphics7" text:anchor-type="as-char" svg:width="0.0598in" svg:height="0.1in" draw:z-index="16"><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7"><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8"><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9"><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20"><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21"><draw:image xlink:href="Pictures/1000020100000016000000257903293B.png" xlink:type="simple" xlink:show="embed" xlink:actuate="onLoad"/></draw:frame> viii or <text:span text:style-name="T16">f</text:span><draw:frame draw:style-name="fr2" draw:name="graphics13" text:anchor-type="as-char" svg:width="0.0598in" svg:height="0.1in" draw:z-index="22"><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23"><draw:image xlink:href="Pictures/1000020100000016000000257903293B.png" xlink:type="simple" xlink:show="embed" xlink:actuate="onLoad"/></draw:frame> xvi or <text:span text:style-name="T16">f</text:span><draw:frame draw:style-name="fr2" draw:name="graphics15" text:anchor-type="as-char" svg:width="0.0598in" svg:height="0.1in" draw:z-index="24"><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25"><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6"><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7"><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8"><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971332391"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9"><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30"><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31"><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36329725"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322826680"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210697090" text:continue-numbering="true" text:style-name="L40">
        <text:list-item>
          <text:p text:style-name="P82">Rx<text:tab/>ASA<text:tab/><text:tab/>648 mg</text:p>
        </text:list-item>
      </text:list>
      <text:p text:style-name="P26">Caffeine<text:tab/>32.4 mg</text:p>
      <text:p text:style-name="P26">Salicylamide<text:tab/>194.4 mg</text:p>
      <text:list xml:id="list85399924"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696060761"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366108579"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59"><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6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61"><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62"><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63"><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64"><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65"><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66"><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969694918"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502620893"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723160875"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04490636"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952411396"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194304322"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311071587"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2032632144"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520130277"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788138103"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753672116"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668161678"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514199658"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689563432"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1319743623"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47201109"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374427089"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1682075254"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2131553078"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965772302"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175042726"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389159348"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1415289911"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444832185"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617528828"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109213787"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2125622297"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2124755463"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1"><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420134184"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1919985221"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2131599369"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756756944"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712710773"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457250895"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831761861"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1635636350"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2017109068"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474585750"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1113347629"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491299027"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2"><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965230209"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724516265"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1068001676"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456422420"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209230104"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728079290"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746680225"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226945395"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2073020560"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251786012"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181529006"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861823395"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49859271"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541202535"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100143840"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665205737"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2129245645"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79871808"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1965346135"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310441205"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6-19T09:43:06</dc:date>
    <dc:creator>Sean Parsons</dc:creator>
    <meta:editing-duration>P3DT8H20M39S</meta:editing-duration>
    <meta:editing-cycles>73</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65" meta:character-count="56953" meta:non-whitespace-character-count="49201"/>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